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_FuturaRound" svg:font-family="a_FuturaRound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132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  <style:style style:name="T1" style:family="text">
      <style:text-properties fo:color="#c9211e" loext:opacity="100%" style:font-name="Calibri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6.907cm" svg:height="1.382cm" svg:x="5.547cm" svg:y="8.2cm">
          <draw:text-box>
            <text:p><text:span text:style-name="T1">DISPLACED MULTILEPTON </text:span><text:span text:style-name="T1">ANALYSI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_FuturaRound" svg:font-family="a_FuturaRoun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3T11:19:55.131446593</meta:creation-date>
    <dc:date>2023-10-03T11:25:51.120891415</dc:date>
    <meta:editing-duration>PT5M57S</meta:editing-duration>
    <meta:editing-cycles>1</meta:editing-cycles>
    <meta:document-statistic meta:object-count="24"/>
    <meta:generator>LibreOffice/7.3.7.2$Linux_X86_64 LibreOffice_project/30$Build-2</meta:generator>
  </office:meta>
</office:document-meta>
</file>